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text/xml" manifest:full-path="styles.xml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106.2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152.2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15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3333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" style:family="table-cell" style:parent-style-name="Default">
      <style:table-cell-properties fo:background-color="transparent" fo:padding="0.71mm"/>
      <style:text-properties fo:color="#ff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00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4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ff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6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7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9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10" style:family="text">
      <style:text-properties fo:text-shadow="none" style:font-style-complex="normal" fo:font-size="8pt" fo:font-weight="normal" style:text-underline-style="none" style:text-underline-color="font-color" style:text-line-through-type="none" fo:font-style="normal" style:text-outline="false" fo:color="#000000" style:text-position="0%" style:font-name-complex="Arial" style:font-size-asian="8pt" style:font-size-complex="8pt" style:font-weight-asian="normal" style:font-weight-complex="normal" style:font-style-asian="normal" style:font-name="Arial"/>
    </style:style>
    <style:style style:name="T11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italic" style:font-style-asian="italic" style:font-style-complex="italic"/>
    </style:style>
    <style:style style:name="T12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normal" style:font-style-asian="normal" style:font-style-complex="normal"/>
    </style:style>
    <style:style style:name="T13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style:text-outline="false" fo:font-style="italic" style:text-line-through-type="none" style:text-underline-style="none" style:text-underline-color="font-color" fo:font-weight="normal" fo:font-size="8pt" fo:text-shadow="none"/>
    </style:style>
    <style:style style:name="T14" style:family="text">
      <style:text-properties style:font-name="Arial" style:font-weight-complex="normal" style:font-weight-asian="normal" style:font-size-complex="8pt" style:font-size-asian="8pt" style:font-name-complex="Arial" style:text-position="0%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  <style:style style:name="T15" style:family="text">
      <style:text-properties style:font-weight-asian="normal" fo:font-weight="normal" style:font-size-complex="8pt" style:font-size-asian="8pt" style:font-name-complex="Arial" fo:color="#000000" style:font-style-complex="normal" fo:text-shadow="none" fo:font-size="8pt" style:font-style-asian="normal" style:font-name="Arial" style:text-position="0%" style:text-outline="false" fo:font-style="normal" style:text-line-through-type="none" style:text-underline-style="none" style:text-underline-color="font-color" style:font-weight-complex="normal"/>
    </style:style>
    <style:style style:name="T16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style:font-style-asian="italic" style:font-style-complex="italic" fo:font-weight="bold" style:font-weight-asian="bold" style:font-weight-complex="bold" style:text-underline-style="solid" style:text-underline-width="auto" style:text-underline-color="font-color" fo:font-style="italic"/>
    </style:style>
    <style:style style:name="T17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8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fo:color="#000000" style:text-outline="false" fo:font-style="italic" style:text-line-through-type="none" style:text-underline-style="none" style:text-underline-color="font-color" fo:font-weight="normal" fo:font-size="8pt" fo:text-shadow="none"/>
    </style:style>
    <style:style style:name="T19" style:family="text">
      <style:text-properties style:font-name="Arial" style:font-weight-complex="normal" style:font-weight-asian="normal" style:font-size-complex="8pt" style:font-size-asian="8pt" style:font-name-complex="Arial" style:text-position="0%" fo:color="#000000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row table:style-name="ro1">
          <table:table-cell table:number-columns-repeated="2"/>
          <table:table-cell table:style-name="ce15" office:value-type="string" calcext:value-type="string">
            <text:p>L2 BIO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table:style-name="ce2"/>
          <table:table-cell table:style-name="ce5" office:value-type="string" calcext:value-type="string">
            <text:p>Reading comprehension: The Biological Effects of Fast Food</text:p>
          </table:table-cell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hat happened recently with McDonald's?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What is </text:span><text:span text:style-name="T2">WRONG </text:span><text:span text:style-name="T3">?    Newton...</text:span>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1" office:value-type="string" calcext:value-type="string">
            <text:p xmlns:text="urn:oasis:names:tc:opendocument:xmlns:text:1.0">The fast-food giant changed its advertisement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set the stage for future analysis in various fields of mathematic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2" office:value-type="string" calcext:value-type="string">
            <text:p xmlns:text="urn:oasis:names:tc:opendocument:xmlns:text:1.0">McDonald's decided to cease using meat with antibiotics in it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reated the science of mechanics and explained the motion of planet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3" office:value-type="string" calcext:value-type="string">
            <text:p xmlns:text="urn:oasis:names:tc:opendocument:xmlns:text:1.0">Environmental Defense exposed McDonald's guil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understood that scientific reasoning was the way to approach problem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0" office:value-type="string" calcext:value-type="string">
            <text:p xmlns:text="urn:oasis:names:tc:opendocument:xmlns:text:1.0">It was discovered that their meat was full of antibiotics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saw that science and religion were incompatibl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Why does the author think that McDonald's is changing their policy?</text:p>
          </table:table-cell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Newton was an English .... into a poor farming famil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6" office:value-type="string" calcext:value-type="string">
            <text:p xmlns:text="urn:oasis:names:tc:opendocument:xmlns:text:1.0">To combat recent criticism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physicist and mathematician who was born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4" office:value-type="string" calcext:value-type="string">
            <text:p xmlns:text="urn:oasis:names:tc:opendocument:xmlns:text:1.0">To make America a healthier nation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physician and mathematician that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7" office:value-type="string" calcext:value-type="string">
            <text:p xmlns:text="urn:oasis:names:tc:opendocument:xmlns:text:1.0">Because they are progressive and responsible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hysician and mathematicist that was borne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5" office:value-type="string" calcext:value-type="string">
            <text:p xmlns:text="urn:oasis:names:tc:opendocument:xmlns:text:1.0">To reduce cost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physiquer and mathematiquer who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Which sentence is </text:span><text:span text:style-name="T2">FALSE</text:span><text:span text:style-name="T3">?</text:span></text:p>
          </table:table-cell>
          <table:table-cell table:style-name="ce2" office:value-type="float" office:value="22" calcext:value-type="float">
            <text:p>22</text:p>
          </table:table-cell>
          <table:table-cell table:style-name="ce9" office:value-type="string" calcext:value-type="string">
            <text:p>Newton .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9" office:value-type="string" calcext:value-type="string">
            <text:p xmlns:text="urn:oasis:names:tc:opendocument:xmlns:text:1.0">In 1980, 30% of American adults were obes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ade breakthroughs in mathematics, physics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0" office:value-type="string" calcext:value-type="string">
            <text:p xmlns:text="urn:oasis:names:tc:opendocument:xmlns:text:1.0">Americans spend more money on cars than fast food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did advances in maths, physics and chim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8" office:value-type="string" calcext:value-type="string">
            <text:p xmlns:text="urn:oasis:names:tc:opendocument:xmlns:text:1.0">Obesity has reached a record high in the USA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ade discoveries in mathematic, physic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0" office:value-type="string" calcext:value-type="string">
            <text:p xmlns:text="urn:oasis:names:tc:opendocument:xmlns:text:1.0">The government has spent $115 billion on healthcare for obese peopl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realized developments in mathematics, physics and chemy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By the time Darwin ...he possessed 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2" office:value-type="string" calcext:value-type="string">
            <text:p xmlns:text="urn:oasis:names:tc:opendocument:xmlns:text:1.0">Fast food can change hormone level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ad 22 years / many knowledges on a large variety of scientific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4" office:value-type="string" calcext:value-type="string">
            <text:p xmlns:text="urn:oasis:names:tc:opendocument:xmlns:text:1.0">A drug addict triggered a bomb in McDonald's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was 22 / a general knowledge of a wide range of scientific field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1" office:value-type="string" calcext:value-type="string">
            <text:p xmlns:text="urn:oasis:names:tc:opendocument:xmlns:text:1.0">Eating fast food cannot be described as an addiction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was 22 years old / knowledge on a large range of scientifical domain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3" office:value-type="string" calcext:value-type="string">
            <text:p xmlns:text="urn:oasis:names:tc:opendocument:xmlns:text:1.0">Researchers have been testing fast food on themselve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as 22 / a large knowledge of a wide variety of scientifical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Leptin...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Darwin ....on evolution and natural selection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8" office:value-type="string" calcext:value-type="string">
            <text:p xmlns:text="urn:oasis:names:tc:opendocument:xmlns:text:1.0">… plays a minor role in weight gain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made research 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7" office:value-type="string" calcext:value-type="string">
            <text:p xmlns:text="urn:oasis:names:tc:opendocument:xmlns:text:1.0">… is excessively responsive to hormone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carried out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5" office:value-type="string" calcext:value-type="string">
            <text:p xmlns:text="urn:oasis:names:tc:opendocument:xmlns:text:1.0">… keeps a check on the body's stores of fat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did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6" office:value-type="string" calcext:value-type="string">
            <text:p xmlns:text="urn:oasis:names:tc:opendocument:xmlns:text:1.0">… is not produced in obese peopl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made many researches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he latest research suggests that...</text:p>
          </table:table-cell>
          <table:table-cell table:style-name="ce2" office:value-type="float" office:value="25" calcext:value-type="float">
            <text:p>25</text:p>
          </table:table-cell>
          <table:table-cell table:style-name="ce9" office:value-type="string" calcext:value-type="string">
            <text:p>.... theory of <text:s/>relativit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2" office:value-type="string" calcext:value-type="string">
            <text:p xmlns:text="urn:oasis:names:tc:opendocument:xmlns:text:1.0">… New York City has a particularly high level of obese peopl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ost people have heard of Einstein's 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1" office:value-type="string" calcext:value-type="string">
            <text:p xmlns:text="urn:oasis:names:tc:opendocument:xmlns:text:1.0">… ability to respond to leptin depends on how upset you ar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he most of the people know about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9" office:value-type="string" calcext:value-type="string">
            <text:p xmlns:text="urn:oasis:names:tc:opendocument:xmlns:text:1.0">… levels of leptin can be disrupted even after a few fast food meal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ost of the persons have heard about the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0" office:value-type="string" calcext:value-type="string">
            <text:p xmlns:text="urn:oasis:names:tc:opendocument:xmlns:text:1.0">… 72 hours is not enough to see any changes in weight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Most of people know about the Einstein's 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Marie Curie was the first woma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6" office:value-type="string" calcext:value-type="string">
            <text:p xmlns:text="urn:oasis:names:tc:opendocument:xmlns:text:1.0">The hormonal and brain systems can be reconfigured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to be won a Nobel pric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3" office:value-type="string" calcext:value-type="string">
            <text:p xmlns:text="urn:oasis:names:tc:opendocument:xmlns:text:1.0">Sarah Leibowitz's results are inconclusive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to award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4" office:value-type="string" calcext:value-type="string">
            <text:p xmlns:text="urn:oasis:names:tc:opendocument:xmlns:text:1.0">Galanin increases the amount of energy you expend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o be giving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5" office:value-type="string" calcext:value-type="string">
            <text:p xmlns:text="urn:oasis:names:tc:opendocument:xmlns:text:1.0">The brain rewards hot-wired circuits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o be awarded a Nobel prize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iving animals lots of sugar...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Our ... has gone up thanks to a better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9" office:value-type="string" calcext:value-type="string">
            <text:p xmlns:text="urn:oasis:names:tc:opendocument:xmlns:text:1.0">… made them shake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life span / cure of ill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0" office:value-type="string" calcext:value-type="string">
            <text:p xmlns:text="urn:oasis:names:tc:opendocument:xmlns:text:1.0">… made them feverish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life expectancy / treatment of disease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8" office:value-type="string" calcext:value-type="string">
            <text:p xmlns:text="urn:oasis:names:tc:opendocument:xmlns:text:1.0">… gave them withdrawal symptoms when it was taken awa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life hope / treating of sick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7" office:value-type="string" calcext:value-type="string">
            <text:p xmlns:text="urn:oasis:names:tc:opendocument:xmlns:text:1.0">… made them quite withdrawn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life expectation / dealing with diseas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You must have a … avoiding …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4" office:value-type="string" calcext:value-type="string">
            <text:p xmlns:text="urn:oasis:names:tc:opendocument:xmlns:text:1.0">Research was carried out on drug addict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ealthy regime / fiber and antioxydan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1" office:value-type="string" calcext:value-type="string">
            <text:p xmlns:text="urn:oasis:names:tc:opendocument:xmlns:text:1.0">Exposure to pleasure is not enough to modify gene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sane regime / sugars and fa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2" office:value-type="string" calcext:value-type="string">
            <text:p xmlns:text="urn:oasis:names:tc:opendocument:xmlns:text:1.0">Rats at the University of Wisconsin were given fast food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healthy diet / sugar and fat.</text:p>
          </table:table-cell>
          <table:table-cell table:style-name="ce17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3" office:value-type="string" calcext:value-type="string">
            <text:p xmlns:text="urn:oasis:names:tc:opendocument:xmlns:text:1.0">Eating fast food can produce long-lasting changes to the brain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ealthy food / sweets and grease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Is it possible to break the addiction?</text:p>
          </table:table-cell>
          <table:table-cell table:style-name="ce2" office:value-type="float" office:value="29" calcext:value-type="float">
            <text:p>29</text:p>
          </table:table-cell>
          <table:table-cell table:style-name="ce9" office:value-type="string" calcext:value-type="string">
            <text:p>… are substances added to food to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6" office:value-type="string" calcext:value-type="string">
            <text:p xmlns:text="urn:oasis:names:tc:opendocument:xmlns:text:1.0">No, the biological changes in the body are permanent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Food additives / preserve flavour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" office:value-type="string" calcext:value-type="string">
            <text:p xmlns:text="urn:oasis:names:tc:opendocument:xmlns:text:1.0">Only if we change our diets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olourants / give them a nice tast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7" office:value-type="string" calcext:value-type="string">
            <text:p xmlns:text="urn:oasis:names:tc:opendocument:xmlns:text:1.0">Yes, if we focus on our craving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reservatives / keep them from reproducing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5" office:value-type="string" calcext:value-type="string">
            <text:p xmlns:text="urn:oasis:names:tc:opendocument:xmlns:text:1.0">No, people indulge too much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Additives / make it healthier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/>
          <table:table-cell table:style-name="ce11" office:value-type="string" calcext:value-type="string">
            <text:p>Oral text: Newton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The ..... might lead to ....</text:p>
          </table:table-cell>
          <table:table-cell table:style-name="ce3" table:number-columns-repeated="6"/>
          <table:table-cell table:number-columns-repeated="24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0" office:value-type="string" calcext:value-type="string">
            <text:p xmlns:text="urn:oasis:names:tc:opendocument:xmlns:text:1.0">on Christmas day, like Galileo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shortage of clean water / war, disease and famine.</text:p>
          </table:table-cell>
          <table:table-cell table:style-name="ce9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lake of fresh water / drought, malnutrition and death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Newton was born..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lack of water supplies / dryness, undernourishment and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8" office:value-type="string" calcext:value-type="string">
            <text:p xmlns:text="urn:oasis:names:tc:opendocument:xmlns:text:1.0">on the day Galileo died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depletion of sea water / fighting over scarce resour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/>
          <table:table-cell table:style-name="ce3"/>
          <table:table-cell table:style-name="ce2" office:value-type="float" office:value="31" calcext:value-type="float">
            <text:p>31</text:p>
          </table:table-cell>
          <table:table-cell table:style-name="ce16" office:value-type="string" calcext:value-type="string">
            <text:p><text:span text:style-name="T18">GMO</text:span><text:span text:style-name="T19"> stands for ...</text:span>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2" office:value-type="string" calcext:value-type="string">
            <text:p xmlns:text="urn:oasis:names:tc:opendocument:xmlns:text:1.0">was a solitary schoolboy and physician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genetically modified organism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3" office:value-type="string" calcext:value-type="string">
            <text:p xmlns:text="urn:oasis:names:tc:opendocument:xmlns:text:1.0"><text:span text:style-name="T7">was the chief figure of the 18</text:span><text:span text:style-name="T8">th</text:span><text:span text:style-name="T9"> century revolution.</text:span>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genetic modifications of outlay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4" office:value-type="string" calcext:value-type="string">
            <text:p xmlns:text="urn:oasis:names:tc:opendocument:xmlns:text:1.0">shed light on the functioning of the universe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genes mixed with oth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..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grown maize and other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4" office:value-type="string" calcext:value-type="string">
            <text:p xmlns:text="urn:oasis:names:tc:opendocument:xmlns:text:1.0">shed light on the functioning of the universe.</text:p>
          </table:table-cell>
          <table:table-cell/>
          <table:table-cell table:style-name="ce3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What is correct? GMOs....</text:p>
          </table:table-cell>
          <table:table-cell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8" office:value-type="string" calcext:value-type="string">
            <text:p xmlns:text="urn:oasis:names:tc:opendocument:xmlns:text:1.0">includes Newton's theories of gravitation and his 3 laws of motion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rise many ethical debat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0">The </text:span><text:span text:style-name="T11">Principia</text:span><text:span text:style-name="T12"> ... </text:span>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raise a lot of ethical issu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6" office:value-type="string" calcext:value-type="string">
            <text:p xmlns:text="urn:oasis:names:tc:opendocument:xmlns:text:1.0">laid down the mathematical principles of philosoph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rise several ethical problem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7" office:value-type="string" calcext:value-type="string">
            <text:p xmlns:text="urn:oasis:names:tc:opendocument:xmlns:text:1.0">consists of 3 books that have changed the faith of scienc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arouse much ethical dilemma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7" office:value-type="string" calcext:value-type="string">
            <text:p xmlns:text="urn:oasis:names:tc:opendocument:xmlns:text:1.0">consists of 3 books that have changed the faith of science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I can't help …. that ….is dangerou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o think / to clon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Most of Newton's work was begun..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o think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0" office:value-type="string" calcext:value-type="string">
            <text:p xmlns:text="urn:oasis:names:tc:opendocument:xmlns:text:1.0">when he was still <text:s/>a young bo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think / clonag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1" office:value-type="string" calcext:value-type="string">
            <text:p xmlns:text="urn:oasis:names:tc:opendocument:xmlns:text:1.0">after he graduated from college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hinking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The food we eat contains essential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5" office:value-type="string" calcext:value-type="string">
            <text:p xmlns:text="urn:oasis:names:tc:opendocument:xmlns:text:1.0">refers to a miracle that Newton accomplished <text:s/>in London in 1666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nutrients, such as carbohydrates, fats and protein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6" office:value-type="string" calcext:value-type="string">
            <text:p xmlns:text="urn:oasis:names:tc:opendocument:xmlns:text:1.0">was the year 666, the year of the Beast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nutriments, like grease, feculents and flesh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4" office:value-type="string" calcext:value-type="string">
            <text:p xmlns:text="urn:oasis:names:tc:opendocument:xmlns:text:1.0"><text:span text:style-name="T10">translates as<text:s text:c="2"/></text:span><text:span text:style-name="T11">miserable year</text:span><text:span text:style-name="T12"> , because of the plague.</text:span>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nutritive value, like sugar, grease and feculen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3" office:value-type="string" calcext:value-type="string">
            <text:p xmlns:text="urn:oasis:names:tc:opendocument:xmlns:text:1.0"><text:span text:style-name="T13"> Annus mirabilis</text:span><text:span text:style-name="T14">  …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condiments such as grains, seeds or nu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6" office:value-type="string" calcext:value-type="string">
            <text:p xmlns:text="urn:oasis:names:tc:opendocument:xmlns:text:1.0">was the year 666, the year of the Beast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In the last years there.... a growing trend toward …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was / the growth of genetically modifying food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5">Which of his contributions is </text:span><text:span text:style-name="T16">NOT</text:span><text:span text:style-name="T17"> mentioned in the text ?</text:span>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has been / sustainable agricultural practi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0" office:value-type="string" calcext:value-type="string">
            <text:p xmlns:text="urn:oasis:names:tc:opendocument:xmlns:text:1.0">His laws of motion and universal gravitation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have been / growing more healthy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8" office:value-type="string" calcext:value-type="string">
            <text:p xmlns:text="urn:oasis:names:tc:opendocument:xmlns:text:1.0">Optics and his theory of colours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is / durable agricultur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6" calcext:value-type="float">
            <text:p>36</text:p>
          </table:table-cell>
          <table:table-cell table:style-name="ce9" office:value-type="string" calcext:value-type="string">
            <text:p>Lots of .... if the virus was responsible.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4" office:value-type="string" calcext:value-type="string">
            <text:p xmlns:text="urn:oasis:names:tc:opendocument:xmlns:text:1.0">it absorbs the violet, red and blue rays of white light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experiences were made to see / for the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He realized a leaf is green because...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experiences were carried out to work out / for the sick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2" office:value-type="string" calcext:value-type="string">
            <text:p xmlns:text="urn:oasis:names:tc:opendocument:xmlns:text:1.0">the green colour is absorbed by the sun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ests have been done to see / of the disorder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3" office:value-type="string" calcext:value-type="string">
            <text:p xmlns:text="urn:oasis:names:tc:opendocument:xmlns:text:1.0">the chlorophyll absorbs the light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experiments have been done to find out / for the diseas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4" office:value-type="string" calcext:value-type="string">
            <text:p xmlns:text="urn:oasis:names:tc:opendocument:xmlns:text:1.0">it absorbs the violet, red and blue rays of white light.</text:p>
          </table:table-cell>
          <table:table-cell table:style-name="ce3" table:number-columns-repeated="2"/>
          <table:table-cell table:style-name="ce18"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Which is correct?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8" office:value-type="string" calcext:value-type="string">
            <text:p xmlns:text="urn:oasis:names:tc:opendocument:xmlns:text:1.0">a rainbow of colours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Biologists and geneticists do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Ever since the time of Aristotle, most scientists believed that light was..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Biologists and geneticians make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6" office:value-type="string" calcext:value-type="string">
            <text:p xmlns:text="urn:oasis:names:tc:opendocument:xmlns:text:1.0">all white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Biologists and geneticians carry out researches on strain cells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Biologistes and geneticians perform researches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6" office:value-type="string" calcext:value-type="string">
            <text:p xmlns:text="urn:oasis:names:tc:opendocument:xmlns:text:1.0">all white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8" calcext:value-type="float">
            <text:p>38</text:p>
          </table:table-cell>
          <table:table-cell table:style-name="ce9" office:value-type="string" calcext:value-type="string">
            <text:p>I am interested ... science but I am not very good … it. It depends … 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by / in / of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1" office:value-type="string" calcext:value-type="string">
            <text:p xmlns:text="urn:oasis:names:tc:opendocument:xmlns:text:1.0">a prism decomposes light into many colours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in / at / on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2" office:value-type="string" calcext:value-type="string">
            <text:p xmlns:text="urn:oasis:names:tc:opendocument:xmlns:text:1.0">the visible spectrum is made up of different wavelength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in / in / of the topic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 showed that …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of / at / in the issu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1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3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12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4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3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3"/>
          <table:table-cell table:number-columns-repeated="246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4">
          <table:table-cell table:number-columns-repeated="2"/>
          <table:table-cell table:style-name="ce9" table:number-columns-repeated="4"/>
          <table:table-cell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2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 table:number-columns-repeated="251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3" table:number-columns-repeated="3"/>
          <table:table-cell table:style-name="ce9" table:number-columns-repeated="3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9" table:number-columns-repeated="3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9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3"/>
          <table:table-cell/>
          <table:table-cell table:style-name="ce3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5"/>
          <table:table-cell table:style-name="ce3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style-name="ce9" table:number-columns-repeated="2"/>
          <table:table-cell table:style-name="ce1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3"/>
          <table:table-cell table:style-name="ce9" table:number-columns-repeated="2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 table:style-name="ce12"/>
          <table:table-cell table:style-name="ce3" table:number-columns-repeated="6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6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2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3"/>
          <table:table-cell table:style-name="ce12"/>
          <table:table-cell table:style-name="ce3" table:number-columns-repeated="4"/>
          <table:table-cell table:number-columns-repeated="245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3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style-name="ce3"/>
          <table:table-cell table:number-columns-repeated="4"/>
          <table:table-cell table:style-name="ce3" table:number-columns-repeated="2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5"/>
          <table:table-cell table:style-name="ce3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252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12">
          <table:table-cell table:number-columns-repeated="2"/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 table:number-rows-repeated="6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9"/>
          <table:table-cell table:number-columns-repeated="247"/>
        </table:table-row>
        <table:table-row table:style-name="ro3" table:number-rows-repeated="4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9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style-name="ce19"/>
          <table:table-cell table:style-name="ce9" table:number-columns-repeated="3"/>
          <table:table-cell table:number-columns-repeated="247"/>
        </table:table-row>
        <table:table-row table:style-name="ro3" table:number-rows-repeated="3">
          <table:table-cell table:number-columns-repeated="2"/>
          <table:table-cell table:style-name="ce3" table:number-columns-repeated="4"/>
          <table:table-cell table:style-name="ce9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style-name="ce1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4"/>
          <table:table-cell table:style-name="ce20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style-name="ce20" table:number-columns-repeated="6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5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3"/>
          <table:table-cell/>
          <table:table-cell table:style-name="ce3" table:number-columns-repeated="5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12"/>
          <table:table-cell table:style-name="ce3" table:number-columns-repeated="3"/>
          <table:table-cell table:number-columns-repeated="247"/>
        </table:table-row>
        <table:table-row table:style-name="ro1">
          <table:table-cell/>
          <table:table-cell table:style-name="ce3" table:number-columns-repeated="9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14" office:value-type="string" calcext:value-type="string">
            <text:p>ESSAYS</text:p>
          </table:table-cell>
          <table:table-cell table:style-name="ce3" table:number-columns-repeated="7"/>
          <table:table-cell table:number-columns-repeated="247"/>
        </table:table-row>
        <table:table-row table:style-name="ro1">
          <table:table-cell/>
          <table:table-cell table:style-name="ce14" office:value-type="string" calcext:value-type="string">
            <text:p>Write 200 words on one of the following subjects: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We all believe in magic – be it luck, destiny, astrology or life after death. Discuss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How can we keep healthy?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Which of the 4 scientists-Newton, Darwin, M.Curie or Einstein-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/>
          <table:table-cell table:style-name="ce9" office:value-type="string" calcext:value-type="string">
            <text:p>do you find the greatest, and why?</text:p>
          </table:table-cell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2" table:number-rows-repeated="104832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2" table:style-name="ta2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3" table:style-name="ta3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ne Desbordes</meta:initial-creator>
    <meta:creation-date>2014-02-05T15:45:37.840000000</meta:creation-date>
    <dc:date>2016-05-10T10:34:10.357397800</dc:date>
    <meta:print-date>2014-03-27T16:41:44.390000000</meta:print-date>
    <meta:editing-cycles>46</meta:editing-cycles>
    <meta:editing-duration>PT18H42M46S</meta:editing-duration>
    <meta:generator>jOpenDocument/1.3</meta:generator>
  </office:meta>
</office:document-meta>
</file>